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ff0000" draw:marker-start-width="0.229cm" draw:marker-end-width="0.229cm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measure" style:list-style-name="L1">
      <style:graphic-properties draw:marker-start-width="0.102cm" draw:marker-end-width="0.102cm" draw:textarea-vertical-align="middle" draw:line-distance="0.276cm" draw:placing="below"/>
    </style:style>
    <style:style style:name="gr6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9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9pt" style:font-style-asian="italic" style:font-weight-asian="normal" style:font-family-complex="Arial" style:font-family-generic-complex="system" style:font-pitch-complex="variable" style:font-size-complex="9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9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9pt" style:font-style-asian="italic" style:font-weight-asian="normal" style:font-family-complex="Arial" style:font-family-generic-complex="system" style:font-pitch-complex="variable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06cm" svg:height="4.067cm" svg:x="2.54cm" svg:y="2.302cm" svg:viewBox="0 0 4061 4068" draw:points="0,4068 0,53 519,10 1019,0 1508,404 2024,817 2515,877 3056,893 3541,707 4061,490 4061,4068">
          <text:p/>
        </draw:polygon>
        <draw:line draw:style-name="gr2" draw:text-style-name="P1" draw:layer="layout" svg:x1="1.27cm" svg:y1="0.582cm" svg:x2="1.27cm" svg:y2="7.038cm">
          <text:p/>
        </draw:line>
        <draw:line draw:style-name="gr2" draw:text-style-name="P1" draw:layer="layout" svg:x1="0.846cm" svg:y1="6.367cm" svg:x2="7.267cm" svg:y2="6.367cm">
          <text:p/>
        </draw:line>
        <draw:line draw:style-name="gr3" draw:text-style-name="P1" draw:layer="layout" svg:x1="2.54cm" svg:y1="2.363cm" svg:x2="2.54cm" svg:y2="6.35cm">
          <text:p/>
        </draw:line>
        <draw:line draw:style-name="gr3" draw:text-style-name="P1" draw:layer="layout" svg:x1="6.595cm" svg:y1="2.798cm" svg:x2="6.595cm" svg:y2="6.364cm">
          <text:p/>
        </draw:line>
        <draw:frame draw:style-name="gr4" draw:layer="layout" svg:width="0.379cm" svg:height="0.351cm" svg:x="2.333cm" svg:y="6.3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75cm" svg:height="0.402cm" svg:x="3.351cm" svg:y="6.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75cm" svg:height="0.402cm" svg:x="4.39cm" svg:y="6.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476cm" svg:height="0.402cm" svg:x="5.406cm" svg:y="6.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379cm" svg:height="0.351cm" svg:x="6.439cm" svg:y="6.3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864cm" svg:height="0.378cm" svg:x="0.736cm" svg:y="0.15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style-name="gr5" draw:text-style-name="P2" draw:layer="measurelines" svg:x1="4.57cm" svg:y1="4.312cm" svg:x2="5.595cm" svg:y2="4.312cm">
          <text:p text:style-name="P2"><text:span text:style-name="T1">h</text:span></text:p>
        </draw:measure>
        <draw:line draw:style-name="gr6" draw:text-style-name="P1" draw:layer="layout" svg:x1="3.559cm" svg:y1="2.282cm" svg:x2="3.559cm" svg:y2="6.377cm">
          <text:p/>
        </draw:line>
        <draw:line draw:style-name="gr6" draw:text-style-name="P1" draw:layer="layout" svg:x1="4.576cm" svg:y1="3.155cm" svg:x2="4.571cm" svg:y2="6.37cm">
          <text:p/>
        </draw:line>
        <draw:line draw:style-name="gr6" draw:text-style-name="P1" draw:layer="layout" svg:x1="5.589cm" svg:y1="3.189cm" svg:x2="5.589cm" svg:y2="6.377cm">
          <text:p/>
        </draw:line>
        <draw:path draw:style-name="gr7" draw:text-style-name="P1" draw:layer="layout" svg:width="3.997cm" svg:height="4.44cm" draw:transform="rotate (1.11701072127637) translate (1.34099999997943cm 3.79099999998997cm)" svg:viewBox="0 0 3998 4441" svg:d="m0 0c725 0 938 72 938 72l511 164 290 152 399 375 171 306 26 500-76 410-194 430c-25 155-75 29-69 439s184 491 279 573 384 423 338 368 109 143 351 358 732 252 732 252l84 19c105 7 168 15 152 23l66-8">
          <text:p/>
        </draw:path>
        <draw:frame draw:style-name="gr4" draw:layer="layout" svg:width="0.378cm" svg:height="0.351cm" svg:x="7.202cm" svg:y="6.144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4T20:27:19</meta:creation-date>
    <dc:date>2014-01-09T22:25:07</dc:date>
    <meta:editing-duration>PT8M4S</meta:editing-duration>
    <meta:editing-cycles>4</meta:editing-cycles>
    <meta:generator>LibreOffice/3.6$Linux_X86_64 LibreOffice_project/360m1$Build-304</meta:generator>
    <meta:document-statistic meta:object-count="17"/>
  </office:meta>
</office:document-meta>
</file>

<file path=Object 1/content.xml><?xml version="1.0" encoding="utf-8"?>
<math xmlns="http://www.w3.org/1998/Math/MathML">
  <semantics>
    <mrow>
      <mstyle mathsize="9pt">
        <mrow>
          <mrow>
            <mi>a</mi>
          </mrow>
        </mrow>
      </mstyle>
    </mrow>
    <annotation encoding="StarMath 5.0">size 9 {a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x</mi>
              <mn>1</mn>
            </msub>
          </mrow>
        </mrow>
      </mstyle>
    </mrow>
    <annotation encoding="StarMath 5.0">size 9 {x_1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x</mi>
              <mn>2</mn>
            </msub>
          </mrow>
        </mrow>
      </mstyle>
    </mrow>
    <annotation encoding="StarMath 5.0">size 9 {x_2}</annotation>
  </semantics>
</math>
</file>

<file path=Object 4/content.xml><?xml version="1.0" encoding="utf-8"?>
<math xmlns="http://www.w3.org/1998/Math/MathML">
  <semantics>
    <mrow>
      <mstyle mathsize="9pt">
        <mrow>
          <mrow>
            <msub>
              <mi>x</mi>
              <mrow>
                <mn>3</mn>
              </mrow>
            </msub>
          </mrow>
        </mrow>
      </mstyle>
    </mrow>
    <annotation encoding="StarMath 5.0">size 9 {x_{3}}</annotation>
  </semantics>
</math>
</file>

<file path=Object 5/content.xml><?xml version="1.0" encoding="utf-8"?>
<math xmlns="http://www.w3.org/1998/Math/MathML">
  <semantics>
    <mrow>
      <mstyle mathsize="9pt">
        <mrow>
          <mrow>
            <mi>b</mi>
          </mrow>
        </mrow>
      </mstyle>
    </mrow>
    <annotation encoding="StarMath 5.0">size 9 {b}</annotation>
  </semantics>
</math>
</file>

<file path=Object 6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size 9 {f(x)}</annotation>
  </semantics>
</math>
</file>

<file path=Object 7/content.xml><?xml version="1.0" encoding="utf-8"?>
<math xmlns="http://www.w3.org/1998/Math/MathML">
  <semantics>
    <mrow>
      <mstyle mathsize="9pt">
        <mrow>
          <mrow>
            <mi>x</mi>
          </mrow>
        </mrow>
      </mstyle>
    </mrow>
    <annotation encoding="StarMath 5.0">size 9 {x}</annotation>
  </semantics>
</math>
</file>